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7e3db"/>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end"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line-height="150%"/>
      <style:text-properties fo:font-size="14pt" style:font-size-asian="14pt" style:font-size-complex="14pt"/>
    </style:style>
    <style:style style:name="P7" style:family="paragraph" style:parent-style-name="Standard">
      <style:paragraph-properties fo:line-height="150%" fo:text-align="end" style:justify-single-word="false"/>
    </style:style>
    <style:style style:name="P8" style:family="paragraph" style:parent-style-name="Standard">
      <loext:graphic-properties draw:fill="solid" draw:fill-color="#ffffff"/>
      <style:paragraph-properties fo:line-height="150%" fo:text-align="justify" style:justify-single-word="false" fo:background-color="#ffffff"/>
    </style:style>
    <style:style style:name="P9" style:family="paragraph" style:parent-style-name="Standard" style:list-style-name="">
      <style:paragraph-properties fo:line-height="150%" fo:text-align="justify" style:justify-single-word="false"/>
    </style:style>
    <style:style style:name="P10" style:family="paragraph" style:parent-style-name="Standard">
      <style:paragraph-properties fo:line-height="150%" fo:orphans="0" fo:widows="0" fo:hyphenation-ladder-count="no-limit"/>
      <style:text-properties fo:hyphenate="false" fo:hyphenation-remain-char-count="2" fo:hyphenation-push-char-count="2"/>
    </style:style>
    <style:style style:name="P11" style:family="paragraph" style:parent-style-name="Standard">
      <loext:graphic-properties draw:fill="solid" draw:fill-color="#ffffff"/>
      <style:paragraph-properties fo:line-height="150%" fo:background-color="#ffffff"/>
      <style:text-properties fo:color="#000000"/>
    </style:style>
    <style:style style:name="P12" style:family="paragraph" style:parent-style-name="Standard">
      <loext:graphic-properties draw:fill="solid" draw:fill-color="#ffffff"/>
      <style:paragraph-properties style:line-height-at-least="0.593cm" fo:background-color="#ffffff" style:vertical-align="baseline"/>
      <style:text-properties fo:color="#000000"/>
    </style:style>
    <style:style style:name="P13" style:family="paragraph" style:parent-style-name="Standard">
      <loext:graphic-properties draw:fill="solid" draw:fill-color="#ffffff"/>
      <style:paragraph-properties fo:line-height="150%" fo:text-align="justify" style:justify-single-word="false" fo:background-color="#ffffff"/>
      <style:text-properties fo:color="#000000" fo:font-weight="bold" style:font-weight-asian="bold"/>
    </style:style>
    <style:style style:name="P14" style:family="paragraph" style:parent-style-name="Standard">
      <loext:graphic-properties draw:fill="solid" draw:fill-color="#ffffff"/>
      <style:paragraph-properties style:line-height-at-least="0.593cm" fo:background-color="#ffffff" style:vertical-align="baseline"/>
      <style:text-properties fo:color="#000000" fo:font-weight="bold" style:font-weight-asian="bold" style:font-weight-complex="bold" loext:padding="0cm" loext:border="none"/>
    </style:style>
    <style:style style:name="P15" style:family="paragraph" style:parent-style-name="Standard">
      <style:paragraph-properties fo:line-height="150%" fo:orphans="0" fo:widows="0" fo:hyphenation-ladder-count="no-limit"/>
      <style:text-properties fo:color="#000000" fo:font-weight="bold" fo:background-color="#ffffff" style:font-weight-asian="bold" style:font-weight-complex="bold" loext:padding="0cm" loext:border="none" fo:hyphenate="false" fo:hyphenation-remain-char-count="2" fo:hyphenation-push-char-count="2"/>
    </style:style>
    <style:style style:name="P16" style:family="paragraph" style:parent-style-name="Standard">
      <style:paragraph-properties fo:line-height="150%" fo:orphans="0" fo:widows="0" fo:hyphenation-ladder-count="no-limit"/>
      <style:text-properties fo:color="#000000" fo:font-weight="bold" fo:background-color="#ffffff" style:font-name-asian="Calibri1" style:language-asian="en" style:country-asian="US" style:font-weight-asian="bold" fo:hyphenate="false" fo:hyphenation-remain-char-count="2" fo:hyphenation-push-char-count="2"/>
    </style:style>
    <style:style style:name="P17" style:family="paragraph" style:parent-style-name="Standard">
      <style:paragraph-properties fo:line-height="150%" fo:orphans="0" fo:widows="0" fo:hyphenation-ladder-count="no-limit"/>
      <style:text-properties fo:color="#000000" fo:background-color="#ffffff" style:font-name-asian="Calibri1" style:language-asian="en" style:country-asian="US" fo:hyphenate="false" fo:hyphenation-remain-char-count="2" fo:hyphenation-push-char-count="2"/>
    </style:style>
    <style:style style:name="P18" style:family="paragraph" style:parent-style-name="Standard">
      <loext:graphic-properties draw:fill="solid" draw:fill-color="#ffffff"/>
      <style:paragraph-properties style:line-height-at-least="0.593cm" fo:background-color="#ffffff" style:vertical-align="baseline"/>
    </style:style>
    <style:style style:name="P19" style:family="paragraph" style:parent-style-name="Standard">
      <style:paragraph-properties fo:line-height="150%" fo:orphans="0" fo:widows="0" fo:hyphenation-ladder-count="no-limit"/>
      <style:text-properties fo:language="uk" fo:country="UA" style:font-name-asian="Calibri1" style:language-asian="en" style:country-asian="US" fo:hyphenate="false" fo:hyphenation-remain-char-count="2" fo:hyphenation-push-char-count="2"/>
    </style:style>
    <style:style style:name="P20" style:family="paragraph" style:parent-style-name="Standard" style:list-style-name="">
      <style:paragraph-properties fo:line-height="150%" fo:text-align="justify" style:justify-single-word="false"/>
      <style:text-properties fo:language="uk" fo:country="UA" style:font-weight-complex="bold"/>
    </style:style>
    <style:style style:name="P21" style:family="paragraph" style:parent-style-name="Standard" style:list-style-name="">
      <style:paragraph-properties fo:line-height="150%" fo:text-align="justify" style:justify-single-word="false"/>
      <style:text-properties style:font-weight-complex="bold"/>
    </style:style>
    <style:style style:name="P22" style:family="paragraph" style:parent-style-name="Standard">
      <style:text-properties style:font-name="Times New Roman" fo:font-size="14pt" fo:language="uk" fo:country="UA" officeooo:paragraph-rsid="0007e3db" style:font-size-asian="14pt" style:font-size-complex="14pt"/>
    </style:style>
    <style:style style:name="P23" style:family="paragraph" style:parent-style-name="Standard">
      <style:paragraph-properties fo:margin-left="0cm" fo:margin-right="0cm" fo:line-height="150%" fo:text-align="justify" style:justify-single-word="false" fo:text-indent="1.249cm" style:auto-text-indent="false"/>
    </style:style>
    <style:style style:name="P24" style:family="paragraph" style:parent-style-name="Standard">
      <loext:graphic-properties draw:fill="solid" draw:fill-color="#ffffff"/>
      <style:paragraph-properties fo:margin-left="0cm" fo:margin-right="0cm" fo:line-height="150%" fo:text-indent="1.249cm" style:auto-text-indent="false" fo:background-color="#ffffff"/>
    </style:style>
    <style:style style:name="P25" style:family="paragraph" style:parent-style-name="Standard" style:list-style-name="WWNum1">
      <loext:graphic-properties draw:fill="solid" draw:fill-color="#ffffff"/>
      <style:paragraph-properties fo:margin-top="0cm" fo:margin-bottom="0.353cm" loext:contextual-spacing="true" fo:line-height="150%" fo:text-align="justify" style:justify-single-word="false" fo:background-color="#ffffff"/>
    </style:style>
    <style:style style:name="P26" style:family="paragraph" style:parent-style-name="Standard">
      <style:paragraph-properties fo:margin-top="0cm" fo:margin-bottom="0.353cm" loext:contextual-spacing="false" fo:line-height="115%"/>
    </style:style>
    <style:style style:name="P27" style:family="paragraph" style:parent-style-name="Standard">
      <style:paragraph-properties fo:margin-top="0cm" fo:margin-bottom="0.353cm" loext:contextual-spacing="false" fo:line-height="115%" fo:text-align="center" style:justify-single-word="false"/>
    </style:style>
    <style:style style:name="P28" style:family="paragraph" style:parent-style-name="Standard">
      <style:paragraph-properties fo:margin-top="0cm" fo:margin-bottom="0.353cm" loext:contextual-spacing="false" fo:line-height="115%"/>
      <style:text-properties fo:color="#000000"/>
    </style:style>
    <style:style style:name="P29" style:family="paragraph" style:parent-style-name="Standard" style:list-style-name="WWNum8">
      <loext:graphic-properties draw:fill="solid" draw:fill-color="#ffffff"/>
      <style:paragraph-properties fo:margin-left="1.058cm" fo:margin-right="0cm" style:line-height-at-least="0.593cm" fo:text-indent="-0.635cm" style:auto-text-indent="false" fo:background-color="#ffffff" style:vertical-align="baseline"/>
    </style:style>
    <style:style style:name="P30" style:family="paragraph" style:parent-style-name="Standard" style:list-style-name="WWNum9">
      <loext:graphic-properties draw:fill="solid" draw:fill-color="#ffffff"/>
      <style:paragraph-properties fo:margin-left="1.058cm" fo:margin-right="0cm" style:line-height-at-least="0.593cm" fo:text-indent="-0.635cm" style:auto-text-indent="false" fo:background-color="#ffffff" style:vertical-align="baseline"/>
    </style:style>
    <style:style style:name="P31" style:family="paragraph" style:parent-style-name="Standard" style:list-style-name="WWNum10">
      <loext:graphic-properties draw:fill="solid" draw:fill-color="#ffffff"/>
      <style:paragraph-properties fo:margin-left="1.058cm" fo:margin-right="0cm" style:line-height-at-least="0.593cm" fo:text-indent="-0.635cm" style:auto-text-indent="false" fo:background-color="#ffffff" style:vertical-align="baseline"/>
    </style:style>
    <style:style style:name="P32" style:family="paragraph" style:parent-style-name="Standard" style:list-style-name="WWNum14">
      <loext:graphic-properties draw:fill="solid" draw:fill-color="#ffffff"/>
      <style:paragraph-properties fo:margin-left="1.058cm" fo:margin-right="0cm" style:line-height-at-least="0.593cm" fo:text-indent="-0.635cm" style:auto-text-indent="false" fo:background-color="#ffffff" style:vertical-align="baseline"/>
    </style:style>
    <style:style style:name="P33" style:family="paragraph" style:parent-style-name="Standard" style:list-style-name="WWNum15">
      <loext:graphic-properties draw:fill="solid" draw:fill-color="#ffffff"/>
      <style:paragraph-properties fo:margin-left="1.058cm" fo:margin-right="0cm" style:line-height-at-least="0.593cm" fo:text-indent="-0.635cm" style:auto-text-indent="false" fo:background-color="#ffffff" style:vertical-align="baseline"/>
    </style:style>
    <style:style style:name="P34" style:family="paragraph" style:parent-style-name="Standard" style:list-style-name="WWNum16">
      <loext:graphic-properties draw:fill="solid" draw:fill-color="#ffffff"/>
      <style:paragraph-properties fo:margin-left="1.058cm" fo:margin-right="0cm" style:line-height-at-least="0.593cm" fo:text-indent="-0.635cm" style:auto-text-indent="false" fo:background-color="#ffffff" style:vertical-align="baseline"/>
    </style:style>
    <style:style style:name="P35" style:family="paragraph" style:parent-style-name="Standard" style:list-style-name="WWNum17">
      <loext:graphic-properties draw:fill="solid" draw:fill-color="#ffffff"/>
      <style:paragraph-properties fo:margin-left="1.058cm" fo:margin-right="0cm" style:line-height-at-least="0.593cm" fo:text-indent="-0.635cm" style:auto-text-indent="false" fo:background-color="#ffffff" style:vertical-align="baseline"/>
    </style:style>
    <style:style style:name="P36" style:family="paragraph" style:parent-style-name="Standard" style:list-style-name="WWNum18">
      <loext:graphic-properties draw:fill="solid" draw:fill-color="#ffffff"/>
      <style:paragraph-properties fo:margin-left="1.058cm" fo:margin-right="0cm" style:line-height-at-least="0.593cm" fo:text-indent="-0.635cm" style:auto-text-indent="false" fo:background-color="#ffffff" style:vertical-align="baseline"/>
    </style:style>
    <style:style style:name="P37" style:family="paragraph" style:parent-style-name="Standard" style:list-style-name="WWNum19">
      <loext:graphic-properties draw:fill="solid" draw:fill-color="#ffffff"/>
      <style:paragraph-properties fo:margin-left="1.058cm" fo:margin-right="0cm" style:line-height-at-least="0.593cm" fo:text-indent="-0.635cm" style:auto-text-indent="false" fo:background-color="#ffffff" style:vertical-align="baseline"/>
    </style:style>
    <style:style style:name="P38" style:family="paragraph" style:parent-style-name="Standard" style:list-style-name="WWNum22">
      <loext:graphic-properties draw:fill="solid" draw:fill-color="#ffffff"/>
      <style:paragraph-properties fo:margin-left="1.058cm" fo:margin-right="0cm" style:line-height-at-least="0.593cm" fo:text-indent="-0.635cm" style:auto-text-indent="false" fo:background-color="#ffffff" style:vertical-align="baseline"/>
    </style:style>
    <style:style style:name="P39" style:family="paragraph" style:parent-style-name="Standard">
      <loext:graphic-properties draw:fill="solid" draw:fill-color="#ffffff"/>
      <style:paragraph-properties fo:margin-left="1.058cm" fo:margin-right="0cm" style:line-height-at-least="0.593cm" fo:text-indent="0cm" style:auto-text-indent="false" fo:background-color="#ffffff" style:vertical-align="baseline"/>
      <style:text-properties fo:language="en" fo:country="US" style:font-weight-complex="bold" loext:padding="0cm" loext:border="none"/>
    </style:style>
    <style:style style:name="P40" style:family="paragraph" style:parent-style-name="Standard">
      <loext:graphic-properties draw:fill="solid" draw:fill-color="#ffffff"/>
      <style:paragraph-properties fo:margin-left="1.058cm" fo:margin-right="0cm" style:line-height-at-least="0.593cm" fo:text-indent="0cm" style:auto-text-indent="false" fo:background-color="#ffffff" style:vertical-align="baseline"/>
    </style:style>
    <style:style style:name="P41" style:family="paragraph" style:parent-style-name="Standard">
      <loext:graphic-properties draw:fill="solid" draw:fill-color="#ffffff"/>
      <style:paragraph-properties fo:margin-left="3.134cm" fo:margin-right="0cm" fo:margin-top="0cm" fo:margin-bottom="0cm" loext:contextual-spacing="true" fo:line-height="150%" fo:text-align="justify" style:justify-single-word="false" fo:text-indent="0cm" style:auto-text-indent="false" fo:break-before="page" fo:background-color="#ffffff"/>
    </style:style>
    <style:style style:name="P42" style:family="paragraph" style:parent-style-name="Standard">
      <style:paragraph-properties fo:margin-left="0cm" fo:margin-right="0cm" fo:line-height="150%" fo:orphans="0" fo:widows="0" fo:hyphenation-ladder-count="no-limit" fo:text-indent="1.251cm" style:auto-text-indent="false"/>
      <style:text-properties fo:hyphenate="false" fo:hyphenation-remain-char-count="2" fo:hyphenation-push-char-count="2"/>
    </style:style>
    <style:style style:name="P43" style:family="paragraph" style:parent-style-name="Standard" style:list-style-name="">
      <style:paragraph-properties fo:margin-left="0cm" fo:margin-right="0cm" fo:line-height="150%" fo:text-align="justify" style:justify-single-word="false" fo:text-indent="1.251cm" style:auto-text-indent="false"/>
    </style:style>
    <style:style style:name="P44" style:family="paragraph" style:parent-style-name="Standard" style:list-style-name="">
      <style:paragraph-properties fo:margin-top="0.494cm" fo:margin-bottom="0.494cm" loext:contextual-spacing="false"/>
      <style:text-properties fo:font-weight="bold" fo:background-color="#ffffff" style:font-weight-asian="bold" style:font-weight-complex="bold"/>
    </style:style>
    <style:style style:name="P45" style:family="paragraph" style:parent-style-name="Standard" style:list-style-name="">
      <style:paragraph-properties fo:margin-top="0.494cm" fo:margin-bottom="0.494cm" loext:contextual-spacing="false" fo:text-align="center" style:justify-single-word="false"/>
    </style:style>
    <style:style style:name="P46" style:family="paragraph" style:parent-style-name="Standard">
      <style:paragraph-properties fo:margin-left="0cm" fo:margin-right="0cm" fo:line-height="150%" fo:text-indent="-2.387cm" style:auto-text-indent="false"/>
    </style:style>
    <style:style style:name="P47" style:family="paragraph" style:parent-style-name="Standard" style:master-page-name="Standard">
      <style:paragraph-properties fo:text-align="center" style:justify-single-word="false" style:page-number="auto"/>
      <style:text-properties fo:color="#000000" style:font-name="Times New Roman" fo:font-size="14pt" fo:font-weight="bold" officeooo:paragraph-rsid="0007e3db" fo:background-color="#ffffff" style:font-size-asian="14pt" style:font-weight-asian="bold" style:font-size-complex="14pt"/>
    </style:style>
    <style:style style:name="P48" style:family="paragraph" style:parent-style-name="Standard">
      <style:paragraph-properties fo:margin-left="11.001cm" fo:margin-right="0cm" fo:margin-top="0cm" fo:margin-bottom="0cm" loext:contextual-spacing="false" fo:line-height="100%" fo:text-indent="0cm" style:auto-text-indent="false"/>
      <style:text-properties style:font-name="Times New Roman" fo:font-size="14pt" officeooo:paragraph-rsid="0007e3db" style:font-size-asian="14pt" style:font-size-complex="14pt"/>
    </style:style>
    <style:style style:name="P49" style:family="paragraph" style:parent-style-name="Standard">
      <style:paragraph-properties fo:margin-left="11.001cm" fo:margin-right="0cm" fo:margin-top="0cm" fo:margin-bottom="0cm" loext:contextual-spacing="false" fo:line-height="100%" fo:text-indent="0cm" style:auto-text-indent="false"/>
      <style:text-properties officeooo:paragraph-rsid="0007e3db"/>
    </style:style>
    <style:style style:name="P50" style:family="paragraph" style:parent-style-name="Heading_20_5">
      <loext:graphic-properties draw:fill="solid" draw:fill-color="#ffffff"/>
      <style:paragraph-properties fo:margin-top="0cm" fo:margin-bottom="0cm" loext:contextual-spacing="false" style:line-height-at-least="0.593cm" fo:background-color="#ffffff" style:vertical-align="baseline"/>
    </style:style>
    <style:style style:name="P51" style:family="paragraph" style:parent-style-name="List_20_Paragraph" style:list-style-name="WWNum7">
      <loext:graphic-properties draw:fill="solid" draw:fill-color="#ffffff"/>
      <style:paragraph-properties fo:line-height="150%" fo:background-color="#ffffff"/>
    </style:style>
    <style:style style:name="P52" style:family="paragraph" style:parent-style-name="List_20_Paragraph" style:list-style-name="WWNum7">
      <style:paragraph-properties fo:margin-top="0cm" fo:margin-bottom="0.353cm" loext:contextual-spacing="false" fo:line-height="150%" fo:text-align="justify" style:justify-single-word="false" fo:orphans="0" fo:widows="0" fo:hyphenation-ladder-count="no-limit"/>
      <style:text-properties fo:hyphenate="false" fo:hyphenation-remain-char-count="2" fo:hyphenation-push-char-count="2"/>
    </style:style>
    <style:style style:name="P53" style:family="paragraph" style:parent-style-name="No_20_Spacing">
      <style:paragraph-properties fo:margin-left="11.001cm" fo:margin-right="0cm" fo:text-align="start" style:justify-single-word="false" fo:text-indent="0cm" style:auto-text-indent="false"/>
      <style:text-properties style:font-name="Times New Roman" fo:font-size="14pt" officeooo:paragraph-rsid="0007e3db" style:font-size-asian="14pt" style:font-size-complex="14pt"/>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07e3db" style:font-size-asian="14pt" style:font-size-complex="14pt"/>
    </style:style>
    <style:style style:name="T4" style:family="text">
      <style:text-properties fo:color="#000000" fo:background-color="#ffffff" loext:char-shading-value="0" style:font-name-asian="Calibri1" style:language-asian="en" style:country-asian="US"/>
    </style:style>
    <style:style style:name="T5" style:family="text">
      <style:text-properties fo:color="#000000" fo:background-color="#ffffff" loext:char-shading-value="0"/>
    </style:style>
    <style:style style:name="T6" style:family="text">
      <style:text-properties fo:color="#000000" fo:background-color="#ffffff" loext:char-shading-value="0" style:font-weight-complex="bold" loext:padding="0cm" loext:border="none"/>
    </style:style>
    <style:style style:name="T7" style:family="text">
      <style:text-properties fo:color="#000000"/>
    </style:style>
    <style:style style:name="T8" style:family="text">
      <style:text-properties fo:color="#000000" fo:font-weight="bold" style:font-weight-asian="bold" style:font-weight-complex="bold" loext:padding="0cm" loext:border="none"/>
    </style:style>
    <style:style style:name="T9" style:family="text">
      <style:text-properties fo:color="#000000" fo:font-weight="bold" style:font-weight-asian="bold"/>
    </style:style>
    <style:style style:name="T10" style:family="text">
      <style:text-properties fo:color="#000000" fo:font-weight="bold" fo:background-color="#ffffff" loext:char-shading-value="0" style:font-weight-asian="bold" style:font-weight-complex="bold" loext:padding="0cm" loext:border="none"/>
    </style:style>
    <style:style style:name="T11" style:family="text">
      <style:text-properties fo:color="#000000" fo:font-weight="bold" fo:background-color="#ffffff" loext:char-shading-value="0" style:font-name-asian="Calibri1" style:language-asian="en" style:country-asian="US" style:font-weight-asian="bold"/>
    </style:style>
    <style:style style:name="T12" style:family="text">
      <style:text-properties fo:color="#000000" fo:language="uk" fo:country="UA" style:language-asian="uk" style:country-asian="UA"/>
    </style:style>
    <style:style style:name="T13" style:family="text">
      <style:text-properties fo:color="#000000" fo:font-style="italic" style:font-style-asian="italic" style:font-style-complex="italic" loext:padding="0cm" loext:border="none"/>
    </style:style>
    <style:style style:name="T14" style:family="text">
      <style:text-properties fo:color="#000000" fo:font-style="italic" fo:background-color="#ffffff" loext:char-shading-value="0" style:font-style-asian="italic" style:font-style-complex="italic" loext:padding="0cm" loext:border="none"/>
    </style:style>
    <style:style style:name="T15" style:family="text">
      <style:text-properties fo:color="#000000" fo:language="en" fo:country="US"/>
    </style:style>
    <style:style style:name="T16" style:family="text">
      <style:text-properties fo:color="#000000" style:text-underline-style="solid" style:text-underline-width="auto" style:text-underline-color="font-color" fo:background-color="#ffffff" loext:char-shading-value="0" loext:padding="0cm" loext:border="none"/>
    </style:style>
    <style:style style:name="T17" style:family="text">
      <style:text-properties fo:color="#000000" style:font-name="Times New Roman" fo:font-weight="bold" style:font-weight-asian="bold" style:font-name-complex="Times New Roman1" style:font-weight-complex="bold"/>
    </style:style>
    <style:style style:name="T18" style:family="text">
      <style:text-properties fo:color="#000000" style:font-name="Times New Roman" style:font-name-complex="Times New Roman1"/>
    </style:style>
    <style:style style:name="T19" style:family="text">
      <style:text-properties fo:color="#000000" style:font-name="Times New Roman" fo:font-size="14pt" fo:font-weight="bold" fo:background-color="#ffffff" loext:char-shading-value="0" style:font-size-asian="14pt" style:font-weight-asian="bold" style:font-size-complex="14pt"/>
    </style:style>
    <style:style style:name="T20" style:family="text">
      <style:text-properties fo:color="#000000" style:font-name="Times New Roman" fo:font-size="14pt" fo:font-weight="bold" style:font-size-asian="14pt" style:font-weight-asian="bold" style:font-size-complex="14pt"/>
    </style:style>
    <style:style style:name="T21" style:family="text">
      <style:text-properties fo:background-color="#ffffff" loext:char-shading-value="0" style:font-name-asian="Calibri1" style:language-asian="en" style:country-asian="US"/>
    </style:style>
    <style:style style:name="T22" style:family="text">
      <style:text-properties fo:background-color="#ffffff" loext:char-shading-value="0"/>
    </style:style>
    <style:style style:name="T23" style:family="text">
      <style:text-properties style:font-name-asian="Calibri1" style:language-asian="en" style:country-asian="US"/>
    </style:style>
    <style:style style:name="T24" style:family="text">
      <style:text-properties fo:color="#252525" fo:font-weight="bold" fo:background-color="#ffffff" loext:char-shading-value="0" style:font-name-asian="Calibri1" style:language-asian="en" style:country-asian="US" style:font-weight-asian="bold" style:font-weight-complex="bold"/>
    </style:style>
    <style:style style:name="T25" style:family="text">
      <style:text-properties fo:color="#252525" fo:background-color="#ffffff" loext:char-shading-value="0" style:font-name-asian="Calibri1" style:language-asian="en" style:country-asian="US" style:font-weight-complex="bold"/>
    </style:style>
    <style:style style:name="T26" style:family="text">
      <style:text-properties fo:color="#252525" officeooo:rsid="0007e3db" fo:background-color="#ffffff" loext:char-shading-value="0" style:font-name-asian="Calibri1" style:language-asian="en" style:country-asian="US" style:font-weight-complex="bold"/>
    </style:style>
    <style:style style:name="T27" style:family="text">
      <style:text-properties fo:language="uk" fo:country="UA" style:language-asian="uk" style:country-asian="UA"/>
    </style:style>
    <style:style style:name="T28" style:family="text">
      <style:text-properties fo:color="#00000a" style:font-weight-complex="bold" loext:padding="0cm" loext:border="none"/>
    </style:style>
    <style:style style:name="T29" style:family="text">
      <style:text-properties style:font-weight-complex="bold"/>
    </style:style>
    <style:style style:name="T30" style:family="text">
      <style:text-properties style:font-weight-complex="bold" loext:padding="0cm" loext:border="none"/>
    </style:style>
    <style:style style:name="T31" style:family="text">
      <style:text-properties fo:language="en" fo:country="US"/>
    </style:style>
    <style:style style:name="T32" style:family="text">
      <style:text-properties fo:language="en" fo:country="US" style:font-weight-complex="bold" loext:padding="0cm" loext:border="none"/>
    </style:style>
    <style:style style:name="T33" style:family="text">
      <style:text-properties fo:font-weight="bold" style:font-name-asian="Calibri1" style:language-asian="en" style:country-asian="US" style:font-weight-asian="bold"/>
    </style:style>
    <style:style style:name="T34" style:family="text">
      <style:text-properties fo:font-weight="bold" fo:background-color="#ffffff" loext:char-shading-value="0" style:font-weight-asian="bold" style:font-weight-complex="bold"/>
    </style:style>
    <style:style style:name="T35" style:family="text">
      <style:text-properties style:font-name="Times New Roman" fo:font-size="14pt" style:font-size-asian="14pt" style:font-size-complex="14pt"/>
    </style:style>
    <style:style style:name="T36" style:family="text">
      <style:text-properties style:font-name="Times New Roman" fo:font-size="14pt" officeooo:rsid="0009077b" style:font-size-asian="14pt" style:font-size-complex="14pt"/>
    </style:style>
    <style:style style:name="T37" style:family="text">
      <style:text-properties style:font-name="Times New Roman" fo:font-size="14pt" officeooo:rsid="0007e3db"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Министерство образования и науки Российской Федерации</text:p>
      <text:p text:style-name="P2"><text:span text:style-name="T19">Федеральное государственное бюджетное образовательное учреждение высшего образования</text:span><text:span text:style-name="T20"><text:line-break/></text:span><text:span text:style-name="T19">"Севастопольский государственный университет"</text:span></text:p>
      <text:p text:style-name="P22"/>
      <text:p text:style-name="P22"/>
      <text:p text:style-name="P53"><text:span text:style-name="T2">Кафедра: «Информационные технологии и компьютерные системы»</text:span></text:p>
      <text:p text:style-name="P4"/>
      <text:p text:style-name="P3"/>
      <text:p text:style-name="P3"/>
      <text:p text:style-name="P3"/>
      <text:p text:style-name="P3"/>
      <text:p text:style-name="P1"><text:span text:style-name="T2">Отчет №2</text:span></text:p>
      <text:p text:style-name="P3"/>
      <text:p text:style-name="P1"><text:span text:style-name="T2">По дисциплине: «Инженерное Программное Обеспечение»</text:span></text:p>
      <text:p text:style-name="P3"/>
      <text:p text:style-name="P5"/>
      <text:p text:style-name="P5"/>
      <text:p text:style-name="P5"/>
      <text:p text:style-name="P3"/>
      <text:p text:style-name="P3"/>
      <text:p text:style-name="P3"/>
      <text:p text:style-name="P3"/>
      <text:p text:style-name="P3"/>
      <text:p text:style-name="P6"/>
      <text:p text:style-name="P48">Выполнил </text:p>
      <text:p text:style-name="P49"><text:span text:style-name="T35">ст.гр. </text:span><text:span text:style-name="T37">ИВТ</text:span><text:span text:style-name="T35">б-</text:span><text:span text:style-name="T36">3</text:span><text:span text:style-name="T35">2</text:span><text:span text:style-name="T37">о</text:span><text:span text:style-name="T35">.</text:span></text:p>
      <text:p text:style-name="P49"><text:span text:style-name="T37">Демиденко А.А.</text:span></text:p>
      <text:p text:style-name="P7"><text:span text:style-name="T1"/></text:p>
      <text:p text:style-name="P7"><text:span text:style-name="T1"/></text:p>
      <text:p text:style-name="P3"/>
      <text:p text:style-name="P3"/>
      <text:p text:style-name="P3"/>
      <text:p text:style-name="P3"/>
      <text:p text:style-name="P3"/>
      <text:p text:style-name="P3"/>
      <text:p text:style-name="P3"/>
      <text:p text:style-name="P3"/>
      <text:p text:style-name="P5"/>
      <text:p text:style-name="P5"/>
      <text:p text:style-name="P1"><text:span text:style-name="T2">Севастополь</text:span></text:p>
      <text:p text:style-name="P1"><text:span text:style-name="T2">2015</text:span></text:p>
      <text:p text:style-name="P23"><text:soft-page-break/><text:span text:style-name="T4">На прошлой неделе началась работа над созданием 4-х проектов. <text:s/>Были распределены роли в проектах:</text:span></text:p>
      <text:list xml:id="list4631818179996446030" text:style-name="WWNum1">
        <text:list-item>
          <text:p text:style-name="P25"><text:span text:style-name="T7">Заказчик</text:span></text:p>
        </text:list-item>
        <text:list-item>
          <text:p text:style-name="P25"><text:span text:style-name="T7">Менеджер </text:span></text:p>
        </text:list-item>
        <text:list-item>
          <text:p text:style-name="P25"><text:span text:style-name="T7">Разработчик</text:span></text:p>
        </text:list-item>
        <text:list-item>
          <text:p text:style-name="P25"><text:span text:style-name="T7">Тестер</text:span></text:p>
        </text:list-item>
        <text:list-item>
          <text:p text:style-name="P25"><text:span text:style-name="T7">Технический писатель</text:span></text:p>
        </text:list-item>
      </text:list>
      <text:p text:style-name="P11"/>
      <text:p text:style-name="P24"><text:span text:style-name="T4">В <text:s/>ходе работы были также поставлены общие задачи, которые необходимо выполнить по каждому из проектов. На этот раз в основном будет рассматривается и дополнятся не функциональные требования <text:s/>обыгранные со стороны каждой роли</text:span></text:p>
      <text:list xml:id="list8812767270238237159" text:style-name="WWNum7">
        <text:list-item>
          <text:p text:style-name="P51"><text:span text:style-name="T23">Интерактивный модуль “Солнечная система”</text:span><text:span text:style-name="T24"> </text:span><text:span text:style-name="T25">(</text:span><text:span text:style-name="T26">Тех. писатель</text:span><text:span text:style-name="T25">)</text:span></text:p>
        </text:list-item>
        <text:list-item>
          <text:p text:style-name="P51"><text:span text:style-name="T4">Сайт - визитки «Продажа дверей» </text:span><text:span text:style-name="T25">(</text:span><text:span text:style-name="T26">Заказчик</text:span><text:span text:style-name="T25">)</text:span><text:span text:style-name="T23">;</text:span></text:p>
        </text:list-item>
        <text:list-item>
          <text:p text:style-name="P52"><text:span text:style-name="T4">Программный модуль «Генератор паролей»</text:span><text:span text:style-name="T25"> (</text:span><text:span text:style-name="T26">Разработчик</text:span><text:span text:style-name="T25">)</text:span><text:span text:style-name="T23">;</text:span></text:p>
        </text:list-item>
        <text:list-item>
          <text:p text:style-name="P52"><text:span text:style-name="T7">Сайт – визитка «Зоомагазин»</text:span><text:span text:style-name="T25"> (Тестер)</text:span><text:span text:style-name="T7">.</text:span></text:p>
        </text:list-item>
      </text:list>
      <text:p text:style-name="P26"><text:span text:style-name="T7">Все поставленные требования должны соответствовать следующими характеристиками: </text:span></text:p>
      <text:list xml:id="list6664201470151049786" text:style-name="WWNum8">
        <text:list-item>
          <text:p text:style-name="P29"><text:span text:style-name="T8">Полнота (отдельного требования и системы требований)</text:span><text:span text:style-name="apple-converted-space"><text:span text:style-name="T7"> </text:span></text:span><text:span text:style-name="T7">— требование должно содержать всю необходимую информацию для его реализации. В него включается вся информация об описываемом параметре, известная на момент описания. Система требований также не должна содержать невыявленных и не определенных требований. Причины неполноты описания следует явно объявлять.</text:span></text:p>
        </text:list-item>
        <text:list-item>
          <text:p text:style-name="P29"><text:span text:style-name="T8">Однозначность</text:span><text:span text:style-name="apple-converted-space"><text:span text:style-name="T7"> </text:span></text:span><text:span text:style-name="T7">— требование должно быть внутренне непротиворечиво и все работающие с ним должны понимать его одинаково. Требования следует выражать просто, кратко и точно, используя известные термины. Обычно базовые знания читателей спецификации требований к ПО различаются. Поэтому в ее состав нужно включить раздел с определением понятий прикладной области, используемых при определении требований. Пример, неоднозначного требования. «Период обновления экрана должен быть не менее 20 сек.»</text:span></text:p>
        </text:list-item>
        <text:list-item>
          <text:p text:style-name="P29"><text:span text:style-name="T8">Корректность отдельного требования и согласованность (непротиворечивость) системы требований</text:span><text:span text:style-name="apple-converted-space"><text:span text:style-name="T7"> </text:span></text:span><text:span text:style-name="T7">— требование не должно содержать в себе неверной, неточной информации, а отдельные требования в системе требований не должны противоречить друг другу.</text:span></text:p>
        </text:list-item>
        <text:list-item>
          <text:p text:style-name="P29"><text:span text:style-name="T8">Необходимость</text:span><text:span text:style-name="apple-converted-space"><text:span text:style-name="T7"> </text:span></text:span><text:span text:style-name="T7">— требование должно отражать возможность или характеристику ПО,</text:span><text:span text:style-name="apple-converted-space"><text:span text:style-name="T7"> </text:span></text:span><text:span text:style-name="T13">действительно</text:span><text:span text:style-name="apple-converted-space"><text:span text:style-name="T7"> </text:span></text:span><text:span text:style-name="T7">необходимую пользователям, или вытекающую из других требований.</text:span></text:p>
        </text:list-item>
        <text:list-item>
          <text:p text:style-name="P29"><text:span text:style-name="T8">Осуществимость</text:span><text:span text:style-name="apple-converted-space"><text:span text:style-name="T7"> </text:span></text:span><text:span text:style-name="T7">— включаемое в спецификацию требование должно быть выполнимым при заданных ограничениях операционной среды. Осуществимость требований проверяется в процессе анализа осуществимости разработчиком. В частности, для нефункциональных требований проверяется возможность достижения указанных численных значений при существующих ограничениях.</text:span></text:p>
        </text:list-item>
        <text:list-item>
          <text:p text:style-name="P29"><text:soft-page-break/><text:span text:style-name="T8">Проверяемость</text:span><text:span text:style-name="apple-converted-space"><text:span text:style-name="T7"> </text:span></text:span><text:span text:style-name="T7">— проверяемость требования означает, что существует конечный и разумный по стоимости процесс ручной или машинной проверки того, что ПО удовлетворяет этому требованию. Каждое требование (особенно нефункциональное) должно содержать достаточно информации для однозначной проверки его реализации. Иначе, факт реализации будет основываться на мнении, а не на анализе, что приведет к проблемам при сдаче готового ПО. Для атрибутов качества (как мы помним, отдельной разновидности нефункциональных требований) критерием проверямости можно считать наличие численных значений характеристик качества продукта или системы</text:span></text:p>
        </text:list-item>
      </text:list>
      <text:p text:style-name="P28"/>
      <text:p text:style-name="P26"><text:span text:style-name="T7">Кроме того </text:span><text:span text:style-name="T5">качество нефункциональных требований непосредственно определяет качество разрабатываемого продукта или системы и достигается за счет итеративного процесса определения и анализа нефункциональных требований при слаженной работе всей группы, участвующей в их разработке.</text:span></text:p>
      <text:p text:style-name="Standard"><text:span text:style-name="T22">В индустрии ПО есть несколько моделей качества, принятых в качестве стандарта. Эти модели были разработаны в 70-е-80-е годы прошлого века и продолжают совершенствоваться.</text:span><text:line-break/><text:line-break/><text:span text:style-name="T22">Среди них можно выделить следующие:</text:span><text:line-break/></text:p>
      <text:list xml:id="list3220499906116822984" text:style-name="WWNum9">
        <text:list-item>
          <text:p text:style-name="P30"><text:a xlink:type="simple" xlink:href="http://en.wikipedia.org/wiki/ISO/IEC_9126" text:style-name="Internet_20_link" text:visited-style-name="Visited_20_Internet_20_Link"><text:span text:style-name="T28">ISO 9126</text:span></text:a></text:p>
        </text:list-item>
        <text:list-item>
          <text:p text:style-name="P30"><text:a xlink:type="simple" xlink:href="http://www.prj-exp.ru/gost/" text:style-name="Internet_20_link" text:visited-style-name="Visited_20_Internet_20_Link"><text:span text:style-name="T28">ГОСТ 34</text:span></text:a></text:p>
        </text:list-item>
        <text:list-item>
          <text:p text:style-name="P30"><text:span text:style-name="T30">Модель качества по МакКоллу</text:span><text:span text:style-name="apple-converted-space"><text:span text:style-name="T30"> </text:span></text:span><text:span text:style-name="T30">(McCall’s Quality Model)</text:span></text:p>
        </text:list-item>
        <text:list-item>
          <text:p text:style-name="P30"><text:span text:style-name="T30">Модель качества по Боэму</text:span><text:span text:style-name="apple-converted-space"><text:span text:style-name="T30"> </text:span></text:span><text:span text:style-name="T30">(Boehm’s Quality Model)</text:span></text:p>
        </text:list-item>
      </text:list>
      <text:p text:style-name="Standard"><text:line-break/><text:span text:style-name="T22">Также можно назвать еще два стандарта, которые могут послужить источником для определения вашей модели качества:</text:span><text:line-break/><text:line-break/></text:p>
      <text:list xml:id="list3986292639767509745" text:style-name="WWNum10">
        <text:list-item>
          <text:p text:style-name="P31"><text:span text:style-name="T32">1061-1998 IEEE Standard for Software Quality Metrics Methodology</text:span></text:p>
        </text:list-item>
        <text:list-item>
          <text:p text:style-name="P31"><text:span text:style-name="T32">ISO 8402:1994 Quality management and quality assurance</text:span></text:p>
        </text:list-item>
      </text:list>
      <text:p text:style-name="P39"/>
      <text:p text:style-name="P40"><text:span text:style-name="T30">Все требования в рамках данного отчета соответствуют всем поставленным характеристикам и в той или иной степени ГОСТам</text:span></text:p>
      <text:p text:style-name="P28"/>
      <text:p text:style-name="P41"><text:span text:style-name="T33">Интерактивный модуль «Солнечная система»</text:span></text:p>
      <text:p text:style-name="P13"/>
      <text:p text:style-name="P8"><text:span text:style-name="T9"><text:tab/></text:span></text:p>
      <text:p text:style-name="P42"><text:span text:style-name="T4">Перед разработчиком была поставлена задача разработки модели солнечной системы. <text:s/>С Точки зрения функциональных требований были часть были озвучены в прошлом отчете (будут повторены и в этом, в целях упорядочения).</text:span></text:p>
      <text:p text:style-name="P18"><text:span text:style-name="T5">Группа runtime</text:span></text:p>
      <text:p text:style-name="P14"/>
      <text:p text:style-name="P18"><text:span text:style-name="T8">1.Доступность</text:span><text:span text:style-name="apple-converted-space"><text:span text:style-name="T7"> </text:span></text:span><text:span text:style-name="T7">— атрибут качества, определяющий время непрерывной работы приложения или системы. В данном случае программа должна быть доступна все время сесии браузера. </text:span></text:p>
      <text:p text:style-name="P12"/>
      <text:p text:style-name="P18"><text:span text:style-name="T7">2</text:span><text:span text:style-name="T8"> Требования к удобству использования</text:span><text:span text:style-name="apple-converted-space"><text:span text:style-name="T7"> </text:span></text:span><text:span text:style-name="T7">системы/приложения (с точки зрения пользователя) и требования к удобству и простоте поддержки (Usability) были поставлены в прошлый раз а именно:</text:span></text:p>
      <text:p text:style-name="P10"><text:span text:style-name="T4">«В соответствии с нынешними заключениями ученных программное обеспечение должно содержать восемь, а не девять планет, вращающихся во круг солнца за разное время в зависимости от расстояния от главной звезды. <text:s/>Помимо этого, должна быть реализована возможность вывода информации о межпланетном расстоянии и информации о каждой планете. В целях более удобного восприятия орбиты планет лучше сделать круглыми, а не в форме эллипса.»</text:span></text:p>
      <text:p text:style-name="P10"><text:span text:style-name="T6">Требования к безопасности. Данное ПО не должно собирать конфиденциальную информацию находящуюся на ПК пользователя, а также не должно использовать куки (т.е не должно хранить и использовать информацию о том что делал пользователь используя данную программу.</text:span></text:p>
      <text:p text:style-name="P15"/>
      <text:p text:style-name="P10"><text:span text:style-name="T10">Требования к производительности</text:span></text:p>
      <text:p text:style-name="P10"><text:span text:style-name="T4">Модуль должен работать одинаково быстро и корректно даже на маломощных ПК, без выхода в Интернет</text:span></text:p>
      <text:p text:style-name="P10"><text:span text:style-name="T11">Ограничения </text:span></text:p>
      <text:p text:style-name="P10"><text:span text:style-name="T4"><text:s/>Данное ПО должен быть использован язык JavaScript + необходимые для реализации библиотеки.</text:span></text:p>
      <text:p text:style-name="P10"><text:span text:style-name="T4">Из требований </text:span><text:span text:style-name="T5">Группы design time были поставлены следующие:</text:span></text:p>
      <text:p text:style-name="P10"><text:span text:style-name="T10">Требования к переносимости</text:span><text:span text:style-name="apple-converted-space"><text:span text:style-name="T5"> : приложение должно быть свободно запускаемо без предварительной инсталляции</text:span></text:span></text:p>
      <text:p text:style-name="P18"><text:span text:style-name="T8">Требования к возможности и простоте локализации</text:span><text:span text:style-name="apple-converted-space"><text:span text:style-name="T7"> </text:span></text:span><text:span text:style-name="T7">Приложение должно быть легко переведено на любой из языков из славянской группы, в случае надобности с участием команды разработчиков</text:span></text:p>
      <text:p text:style-name="P19"/>
      <text:p text:style-name="P27"><text:soft-page-break/><text:span text:style-name="T11">Сайт - визитка «Продажа дверей»</text:span></text:p>
      <text:h text:style-name="P43" text:outline-level="3"><text:span text:style-name="T29">Заказчиком была поставлена задача создать сайт-визитку для увеличения продаж продукции производимой компаний (дверей). Также необходимо наполнить данный сайт контентом (т.е вывести продукцию и цены на нее). </text:span></text:h>
      <text:h text:style-name="P21" text:outline-level="3"/>
      <text:h text:style-name="P9" text:outline-level="3"><text:span text:style-name="T29">В плане не функциональных требований были поставлены следущие:</text:span></text:h>
      <text:p text:style-name="P18"><text:span text:style-name="T5">Группа runtime</text:span></text:p>
      <text:p text:style-name="P14"/>
      <text:p text:style-name="P18"><text:span text:style-name="T8">1.Доступность</text:span><text:span text:style-name="apple-converted-space"><text:span text:style-name="T7"> </text:span></text:span><text:span text:style-name="T7">— атрибут качества, определяющий время непрерывной работы приложения или системы. Сайт должен иметь </text:span><text:span text:style-name="T15">uptime</text:span><text:span text:style-name="T7"> 99.5%. </text:span></text:p>
      <text:p text:style-name="P12"/>
      <text:p text:style-name="P18"><text:span text:style-name="T7">2</text:span><text:span text:style-name="T8"> Требования к удобству использования</text:span><text:span text:style-name="apple-converted-space"><text:span text:style-name="T7"> </text:span></text:span><text:span text:style-name="T7">системы/приложения (с точки зрения пользователя) и требования к удобству и простоте поддержки (Usability) были поставлены в прошлый раз а именно:</text:span></text:p>
      <text:p text:style-name="P17"/>
      <text:p text:style-name="P26"><text:span text:style-name="T4">«</text:span><text:span text:style-name="T23">Заказчиком были поставлены требования обеспечить «юзабилити» сайта:<text:line-break/> В связи с этим были добавлены следующие элементы:<text:line-break/>- навигационное меню под шапкой сайта</text:span></text:p>
      <text:p text:style-name="P10"><text:span text:style-name="T23">- навигационное меню в «подвале»<text:line-break/>-панель поиска на всех страницах сайта<text:line-break/>-доработана страница ошибки 404 (выводится панель поиска, а также популярные товары)<text:line-break/>- также был добавлен плавающий не навязчивый сайдбар с кнопкой заказа</text:span><text:span text:style-name="T4">»</text:span></text:p>
      <text:p text:style-name="P17"/>
      <text:p text:style-name="P10"><text:span text:style-name="T6">Требования к безопасности. Данное ПО не должно собирать конфиденциальную информацию находящуюся на ПК пользователя, а также должно быть защищено от элементарных средств взлома (например брута) – это будет реализовано с помощью плагина.</text:span></text:p>
      <text:p text:style-name="P15"/>
      <text:p text:style-name="P10"><text:span text:style-name="T10">Требования к производительности</text:span></text:p>
      <text:p text:style-name="P10"><text:span text:style-name="T4">Сайт должен одинаково быстро загружаться во всех современных версиях браузера.</text:span></text:p>
      <text:p text:style-name="P16"/>
      <text:p text:style-name="P10"><text:span text:style-name="T4">Из требований </text:span><text:span text:style-name="T5">Группы design time были поставлены следующие:</text:span></text:p>
      <text:p text:style-name="P10"><text:span text:style-name="T10">Требования к переносимости</text:span><text:span text:style-name="apple-converted-space"><text:span text:style-name="T5"> : сайт должен быть легко переносим с одного хост провайдера на другой при участии команды разработчиков.</text:span></text:span></text:p>
      <text:p text:style-name="P18"><text:span text:style-name="T8">Требования к возможности и простоте локализации</text:span><text:span text:style-name="apple-converted-space"><text:span text:style-name="T7"> </text:span></text:span><text:span text:style-name="T7">Было поставлено требование реализации представления контента сайта на нескольких языках (будет реализовано с помощью плагина).</text:span></text:p>
      <text:h text:style-name="P20" text:outline-level="3"/>
      <text:h text:style-name="P44" text:outline-level="3"/>
      <text:h text:style-name="P45" text:outline-level="3"><text:soft-page-break/><text:span text:style-name="T34">Создание программного модуля «генератор паролей»</text:span></text:h>
      <text:p text:style-name="P26"><text:span text:style-name="T22">Со стороны технического писателя были поставлены задачи от соответствующих лиц описать:</text:span></text:p>
      <text:list xml:id="list7414245379884009436" text:style-name="WWNum14">
        <text:list-item>
          <text:p text:style-name="P32"><text:span text:style-name="T8">Ограничения</text:span><text:span text:style-name="apple-converted-space"><text:span text:style-name="T7"> </text:span></text:span><text:span text:style-name="T7">— условия, ограничивающие выбор возможных решений по реализации отдельных требований или их наборов. Они существенно ограничивают выбор средств, инструментов и стратегий при разработке внешнего вида и структуры (в т.ч. архитектуры) продукта или системы.</text:span></text:p>
        </text:list-item>
      </text:list>
      <text:p text:style-name="Standard"><text:span text:style-name="T7"><text:line-break/></text:span><text:span text:style-name="T16">Примеры ограничений</text:span><text:span text:style-name="T5">: «Разработка должна вестись на платформе вендора</text:span><text:span text:style-name="apple-converted-space"><text:span text:style-name="T5"> </text:span></text:span><text:span text:style-name="T14">X</text:span><text:span text:style-name="T5">», «При аутентификации пользователя должны использоваться биометрические методы идентификации».</text:span><text:span text:style-name="T7"><text:line-break/><text:line-break/></text:span></text:p>
      <text:list xml:id="list5465450162432354698" text:style-name="WWNum15">
        <text:list-item>
          <text:p text:style-name="P33"><text:span text:style-name="T8">Бизнес-правила</text:span><text:span text:style-name="apple-converted-space"><text:span text:style-name="T7"> </text:span></text:span><text:span text:style-name="T7">— политика, руководящие принципы или положения, которые определяют или ограничивают некоторые аспекты бизнеса, в т.ч. правила, определяющие состав и правила выполнения определенных бизнес-процессов. К бизнес-правилам относятся корпоративные политики, правительственные постановления, промышленные стандарты и вычислительные алгоритмы, которые используются при разработке продукта или системы либо непосредственно влияют на разработку.</text:span></text:p>
        </text:list-item>
      </text:list>
      <text:p text:style-name="Standard"><text:span text:style-name="T7"><text:line-break/></text:span><text:span text:style-name="T16">Примеры бизнес-правил</text:span><text:span text:style-name="T5">: «При отгрузке заказа менеджер должен запросить у бухгалтера товарно-транспортную накладную и счет-фактуру», «Если оплата по счету не поступила в течение 15 дней, заказ считается отменённым».</text:span><text:span text:style-name="T7"><text:line-break/><text:line-break/></text:span></text:p>
      <text:list xml:id="list5468930641599578135" text:style-name="WWNum16">
        <text:list-item>
          <text:p text:style-name="P34"><text:span text:style-name="T8">Внешние интерфейсы</text:span><text:span text:style-name="apple-converted-space"><text:span text:style-name="T7"> </text:span></text:span><text:span text:style-name="T7">— описание аспектов взаимодействия с другими системами и операционной средой. К ним относятся требования к API продукта или системы, а также требования к API других систем, с которыми осуществляется интеграция.</text:span></text:p>
        </text:list-item>
      </text:list>
      <text:p text:style-name="Standard"><text:span text:style-name="T7"><text:line-break/></text:span><text:span text:style-name="T16">Примеры внешних интерфейсов</text:span><text:span text:style-name="T5">: «Обеспечить запись в журнал операционной системы следующих событий: сообщения о запуске и остановке сервиса</text:span><text:span text:style-name="apple-converted-space"><text:span text:style-name="T5"> </text:span></text:span><text:span text:style-name="T14">XX</text:span><text:span text:style-name="T5">»; «Обеспечить запись в журнал параметров модулей программы: сканера, ядра, антивирусных баз (информация должна заноситься в журнал при запуске программы и при обновлении модулей)»</text:span><text:span text:style-name="T7"><text:line-break/><text:line-break/></text:span></text:p>
      <text:list xml:id="list5528547298088982940" text:style-name="WWNum17">
        <text:list-item>
          <text:p text:style-name="P35"><text:span text:style-name="T8">Предложения по реализации</text:span><text:span text:style-name="apple-converted-space"><text:span text:style-name="T7"> </text:span></text:span><text:span text:style-name="T7">— предложения, оценивающие возможность использования определенных технологических и архитектурных решений.</text:span></text:p>
        </text:list-item>
      </text:list>
      <text:p text:style-name="Standard"><text:span text:style-name="T7"><text:line-break/><text:line-break/></text:span></text:p>
      <text:list xml:id="list6179155886449793048" text:style-name="WWNum18">
        <text:list-item>
          <text:p text:style-name="P36"><text:span text:style-name="T8">Предложения по тестированию разрабатываемого ПО</text:span><text:span text:style-name="apple-converted-space"><text:span text:style-name="T7"> </text:span></text:span><text:span text:style-name="T7">— дополнения к требованиям, указывающие, каким образом то или иное требование должно быть протестировано.</text:span></text:p>
        </text:list-item>
      </text:list>
      <text:p text:style-name="Standard"><text:span text:style-name="T7"><text:line-break/><text:line-break/></text:span></text:p>
      <text:list xml:id="list8719582185430838560" text:style-name="WWNum19">
        <text:list-item>
          <text:p text:style-name="P37"><text:span text:style-name="T8">Юридические требования</text:span><text:span text:style-name="apple-converted-space"><text:span text:style-name="T7"> </text:span></text:span><text:span text:style-name="T7">— требования к лицензированию, патентной чистоте, etc.</text:span></text:p>
        </text:list-item>
      </text:list>
      <text:p text:style-name="Standard"><text:soft-page-break/><text:span text:style-name="T7"><text:line-break/><text:line-break/></text:span><text:span text:style-name="T5">Все эти требования должны быть определены и зафиксированы, прежде чем вы приступите к реализации вашей системы или продукта.</text:span><text:span text:style-name="apple-converted-space"><text:span text:style-name="T5"> </text:span></text:span><text:span text:style-name="T7"><text:line-break/><text:line-break/></text:span></text:p>
      <text:p text:style-name="Standard"><text:span text:style-name="T7"><text:line-break/></text:span></text:p>
      <text:h text:style-name="P50" text:outline-level="5"><text:span text:style-name="T17">Критерии качественных нефункциональных требований</text:span></text:h>
      <text:p text:style-name="Standard"><text:span text:style-name="T7"><text:line-break/></text:span><text:span text:style-name="T5">Как к функциональным, так и к нефункциональным требованиям применяются</text:span><text:span text:style-name="apple-converted-space"><text:span text:style-name="T5"> </text:span></text:span><text:span text:style-name="T14">критерии качества требований</text:span><text:span text:style-name="apple-converted-space"><text:span text:style-name="T5"> </text:span></text:span><text:span text:style-name="T5">— т.е. описание тех качеств, которым должны удовлетворять качественные требования.</text:span><text:span text:style-name="T7"><text:line-break/><text:line-break/></text:span><text:span text:style-name="T5">Ниже приведены основные характеристики качественных требований.</text:span><text:span text:style-name="T7"><text:line-break/></text:span></text:p>
      <text:list xml:id="list788652198652954955" text:style-name="WWNum22">
        <text:list-item>
          <text:p text:style-name="P38"><text:span text:style-name="T8">Полнота (отдельного требования и системы требований)</text:span><text:span text:style-name="apple-converted-space"><text:span text:style-name="T7"> </text:span></text:span><text:span text:style-name="T7">— требование должно содержать всю необходимую информацию для его реализации. В него включается вся информация об описываемом параметре, известная на момент описания. Система требований также не должна содержать невыявленных и не определенных требований. Причины неполноты описания следует явно объявлять.</text:span></text:p>
        </text:list-item>
        <text:list-item>
          <text:p text:style-name="P38"><text:span text:style-name="T8">Однозначность</text:span><text:span text:style-name="apple-converted-space"><text:span text:style-name="T7"> </text:span></text:span><text:span text:style-name="T7">— требование должно быть внутренне непротиворечиво и все работающие с ним должны понимать его одинаково. Требования следует выражать просто, кратко и точно, используя известные термины. Обычно базовые знания читателей спецификации требований к ПО различаются. Поэтому в ее состав нужно включить раздел с определением понятий прикладной области, используемых при определении требований. Пример, неоднозначного требования. «Период обновления экрана должен быть не менее 20 сек.»</text:span></text:p>
        </text:list-item>
        <text:list-item>
          <text:p text:style-name="P38"><text:span text:style-name="T8">Корректность отдельного требования и согласованность (непротиворечивость) системы требований</text:span><text:span text:style-name="apple-converted-space"><text:span text:style-name="T7"> </text:span></text:span><text:span text:style-name="T7">— требование не должно содержать в себе неверной, неточной информации, а отдельные требования в системе требований не должны противоречить друг другу.</text:span></text:p>
        </text:list-item>
        <text:list-item>
          <text:p text:style-name="P38"><text:span text:style-name="T8">Необходимость</text:span><text:span text:style-name="apple-converted-space"><text:span text:style-name="T7"> </text:span></text:span><text:span text:style-name="T7">— требование должно отражать возможность или характеристику ПО,</text:span><text:span text:style-name="apple-converted-space"><text:span text:style-name="T7"> </text:span></text:span><text:span text:style-name="T13">действительно</text:span><text:span text:style-name="apple-converted-space"><text:span text:style-name="T7"> </text:span></text:span><text:span text:style-name="T7">необходимую пользователям, или вытекающую из других требований.</text:span></text:p>
        </text:list-item>
        <text:list-item>
          <text:p text:style-name="P38"><text:span text:style-name="T8">Осуществимость</text:span><text:span text:style-name="apple-converted-space"><text:span text:style-name="T7"> </text:span></text:span><text:span text:style-name="T7">— включаемое в спецификацию требование должно быть выполнимым при заданных ограничениях операционной среды. Осуществимость требований проверяется в процессе анализа осуществимости разработчиком. В частности, для нефункциональных требований проверяется возможность достижения указанных численных значений при существующих ограничениях.</text:span></text:p>
        </text:list-item>
        <text:list-item>
          <text:p text:style-name="P38"><text:span text:style-name="T8">Проверяемость</text:span><text:span text:style-name="apple-converted-space"><text:span text:style-name="T7"> </text:span></text:span><text:span text:style-name="T7">— проверяемость требования означает, что существует конечный и разумный по стоимости процесс ручной или машинной проверки того, что ПО удовлетворяет этому требованию. Каждое требование (особенно нефункциональное) должно содержать достаточно информации для однозначной проверки его реализации. Иначе, факт реализации будет основываться на мнении, а не на анализе, что приведет к проблемам при сдаче готового ПО. Для атрибутов качества (как мы помним, отдельной </text:span><text:soft-page-break/><text:span text:style-name="T7">разновидности нефункциональных требований) критерием проверямости можно считать наличие численных значений характеристик качества продукта или системы</text:span></text:p>
        </text:list-item>
      </text:list>
      <text:p text:style-name="P26"><text:span text:style-name="T7"><text:line-break/><text:line-break/></text:span><text:span text:style-name="T5">Качество нефункциональных требований непосредственно определяет качество разрабатываемого продукта или системы и достигается за счет итеративного процесса определения и анализа нефункциональных требований при слаженной работе всей группы, участвующей в их разработке.</text:span></text:p>
      <text:p text:style-name="P26"><text:span text:style-name="T5">Либо это все будет описано непосредственно техническим писателем <text:s/>по мере появления либо готового, либо промежуточного продукта</text:span></text:p>
      <text:p text:style-name="P46"><text:span text:style-name="T21"><text:s text:c="21"/>В проекте </text:span><text:span text:style-name="T9">Сайт – визитка «Зоомагазин» <text:s/></text:span><text:span text:style-name="T7">все тоже </text:span><text:bookmark text:name="_GoBack"/><text:span text:style-name="T7">самое, но уже непросредственно протестироват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uk" fo:country="UA"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2pt" fo:language="uk" fo:country="UA"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14pt" fo:language="en" fo:country="US" style:font-size-asian="14pt" style:font-size-complex="10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Заголовок_20_3_20_Знак" style:display-name="Заголовок 3 Знак" style:family="text" style:parent-style-name="Default_20_Paragraph_20_Font">
      <style:text-properties fo:color="#1f4d78" style:font-name="Calibri Light" fo:font-family="'Calibri Light'" style:font-family-generic="roman" style:font-pitch="variable" fo:font-size="12pt" fo:language="ru" fo:country="RU" style:font-name-asian="F" style:font-family-generic-asian="system" style:font-pitch-asian="variable" style:font-size-asian="12pt" style:language-asian="ru" style:country-asian="RU" style:font-name-complex="F" style:font-family-generic-complex="system" style:font-pitch-complex="variable" style:font-size-complex="12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Заголовок_20_4_20_Знак" style:display-name="Заголовок 4 Знак" style:family="text" style:parent-style-name="Default_20_Paragraph_20_Font">
      <style:text-properties fo:color="#2e74b5" style:font-name="Calibri Light" fo:font-family="'Calibri Light'" style:font-family-generic="roman" style:font-pitch="variable" fo:font-size="12pt" fo:language="ru" fo:country="RU" fo:font-style="italic" style:font-name-asian="F" style:font-family-generic-asian="system" style:font-pitch-asian="variable" style:font-size-asian="12pt" style:language-asian="ru" style:country-asian="RU" style:font-style-asian="italic" style:font-name-complex="F" style:font-family-generic-complex="system" style:font-pitch-complex="variable" style:font-size-complex="12pt" style:font-style-complex="italic"/>
    </style:style>
    <style:style style:name="Заголовок_20_5_20_Знак" style:display-name="Заголовок 5 Знак" style:family="text" style:parent-style-name="Default_20_Paragraph_20_Font">
      <style:text-properties fo:color="#2e74b5" style:font-name="Calibri Light" fo:font-family="'Calibri Light'" style:font-family-generic="roman" style:font-pitch="variable" fo:font-size="12pt" fo:language="ru" fo:country="RU" style:font-name-asian="F" style:font-family-generic-asian="system" style:font-pitch-asian="variable" style:font-size-asian="12pt" style:language-asian="ru" style:country-asian="RU" style:font-name-complex="F"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style>
    <style:style style:name="ListLabel_20_2" style:display-name="ListLabel 2" style:family="text">
      <style:text-properties style:font-name-asian="Calibri1" style:font-family-asian="Calibri" style:font-family-generic-asian="system" style:font-pitch-asian="variable"/>
    </style:style>
    <style:style style:name="ListLabel_20_3" style:display-name="ListLabel 3" style:family="text">
      <style:text-properties fo:font-size="10pt" style:font-size-asian="10pt"/>
    </style:style>
    <style:style style:name="ListLabel_20_4" style:display-name="ListLabel 4" style:family="text">
      <style:text-properties fo:color="#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2"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3"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4"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5"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8" style:num-suffix="." style:num-format="1">
        <style:list-level-properties text:list-level-position-and-space-mode="label-alignment">
          <style:list-level-label-alignment text:label-followed-by="listtab" text:list-tab-stop-position="15.24cm" fo:text-indent="-0.635cm" fo:margin-left="15.24cm"/>
        </style:list-level-properties>
      </text:list-level-style-number>
      <text:list-level-style-number text:level="9"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3.1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4"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hukaster</meta:initial-creator>
    <meta:editing-cycles>9</meta:editing-cycles>
    <meta:creation-date>2015-09-25T21:44:00</meta:creation-date>
    <dc:date>2015-12-20T16:49:53.124023040</dc:date>
    <meta:editing-duration>PT6H33M35S</meta:editing-duration>
    <meta:generator>LibreOffice/5.0.4.2$Linux_X86_64 LibreOffice_project/00m0$Build-2</meta:generator>
    <meta:document-statistic meta:table-count="0" meta:image-count="0" meta:object-count="0" meta:page-count="8" meta:paragraph-count="93" meta:word-count="1632" meta:character-count="13114" meta:non-whitespace-character-count="115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